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280f" officeooo:paragraph-rsid="0007280f"/>
    </style:style>
    <style:style style:name="P2" style:family="paragraph" style:parent-style-name="Standard">
      <style:text-properties officeooo:rsid="00090e34" officeooo:paragraph-rsid="00090e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</text:p>
      <text:p text:style-name="P1"/>
      <text:p text:style-name="P1">Exercise 4:</text:p>
      <text:p text:style-name="P1">cse-185001084@CCL-19:~$ ksh</text:p>
      <text:p text:style-name="P1">$ exit</text:p>
      <text:p text:style-name="P1">cse-185001084@CCL-19:~$ echo "one line file" &gt;file</text:p>
      <text:p text:style-name="P1">cse-185001084@CCL-19:~$ more file</text:p>
      <text:p text:style-name="P1">one line file</text:p>
      <text:p text:style-name="P1">cse-185001084@CCL-19:~$ mv file file1</text:p>
      <text:p text:style-name="P1">cse-185001084@CCL-19:~$ more file1</text:p>
      <text:p text:style-name="P1">one line file</text:p>
      <text:p text:style-name="P1">cse-185001084@CCL-19:~$ echo "this is a second file.&gt; it has 2 line." &gt; file2</text:p>
      <text:p text:style-name="P1">cse-185001084@CCL-19:~$ more file2</text:p>
      <text:p text:style-name="P1">this is a second file.</text:p>
      <text:p text:style-name="P1">it has 2 line.</text:p>
      <text:p text:style-name="P1">cse-185001084@CCL-19:~$ facts="UNIX Vs. Others"</text:p>
      <text:p text:style-name="P1">cse-185001084@CCL-19:~$ echo "This is fact. $facts in our life"</text:p>
      <text:p text:style-name="P1">This is fact. UNIX Vs. Others in our life</text:p>
      <text:p text:style-name="P1">cse-185001084@CCL-19:~$ echo "This is fact. '$facts' in our life"</text:p>
      <text:p text:style-name="P1">This is fact. 'UNIX Vs. Others' in our life</text:p>
      <text:p text:style-name="P1">cse-185001084@CCL-19:~$ echo "This is a fact. \$facts in our life"</text:p>
      <text:p text:style-name="P1">This is a fact. $facts in our life</text:p>
      <text:p text:style-name="P1">cse-185001084@CCL-19:~$ echo "This is a fact. "UNIX Vs. Others" in our life"</text:p>
      <text:p text:style-name="P1">This is a fact. UNIX Vs. Others in our life</text:p>
      <text:p text:style-name="P1">cse-185001084@CCL-19:~$ echo 'This is fact. $facts in our life'</text:p>
      <text:p text:style-name="P1">This is fact. $facts in our life</text:p>
      <text:p text:style-name="P1">cse-185001084@CCL-19:~$ </text:p>
      <text:p text:style-name="P1"/>
      <text:p text:style-name="P1"/>
      <text:p text:style-name="P1"/>
      <text:p text:style-name="P2">assignment 5:<text:line-break/></text:p>
      <text:p text:style-name="P2">ex1 and 2</text:p>
      <text:p text:style-name="P2"/>
      <text:p text:style-name="P2">cse-185001084@CCL-19:~$ script</text:p>
      <text:p text:style-name="P2">Script started, file is typescript</text:p>
      <text:p text:style-name="P2">cse-185001084@CCL-19:~$ cat &gt; Ch6S1F1</text:p>
      <text:p text:style-name="P2">1425 <text:s text:c="3"/>Juan <text:s text:c="3"/>14.25</text:p>
      <text:p text:style-name="P2">4321<text:tab/>George <text:s/>21.11</text:p>
      <text:p text:style-name="P2">6781<text:tab/>Anna<text:tab/>16.77</text:p>
      <text:p text:style-name="P2">1451<text:tab/>Ben<text:tab/>21.77</text:p>
      <text:p text:style-name="P2">2277<text:tab/>Tuan<text:tab/>18.77</text:p>
      <text:p text:style-name="P2">^C</text:p>
      <text:p text:style-name="P2">cse-185001084@CCL-19:~$ sort -k1 Ch6S1F1 </text:p>
      <text:p text:style-name="P2">1425<text:tab/>Juan<text:tab/>14.25</text:p>
      <text:p text:style-name="P2">1451<text:tab/>Ben<text:tab/>21.77</text:p>
      <text:p text:style-name="P2">2277<text:tab/>Tuan<text:tab/>18.77</text:p>
      <text:p text:style-name="P2">4321<text:tab/>George<text:tab/>21.11</text:p>
      <text:p text:style-name="P2">6781<text:tab/>Anna<text:tab/>16.77</text:p>
      <text:p text:style-name="P2">cse-185001084@CCL-19:~$ sort -k1 Ch6S1F1 &gt; Ch6S1F2</text:p>
      <text:p text:style-name="P2">cse-185001084@CCL-19:~$ cat Ch6S1F2</text:p>
      <text:p text:style-name="P2">1425<text:tab/>Juan<text:tab/>14.25</text:p>
      <text:p text:style-name="P2"><text:soft-page-break/>1451<text:tab/>Ben<text:tab/>21.77</text:p>
      <text:p text:style-name="P2">2277<text:tab/>Tuan<text:tab/>18.77</text:p>
      <text:p text:style-name="P2">4321<text:tab/>George<text:tab/>21.11</text:p>
      <text:p text:style-name="P2">6781<text:tab/>Anna<text:tab/>16.77</text:p>
      <text:p text:style-name="P2">cse-185001084@CCL-19:~$ cut -f1,3,2 Ch6S1F1</text:p>
      <text:p text:style-name="P2">1425<text:tab/>Juan<text:tab/>14.25</text:p>
      <text:p text:style-name="P2">4321<text:tab/>George<text:tab/>21.11</text:p>
      <text:p text:style-name="P2">6781<text:tab/>Anna<text:tab/>16.77</text:p>
      <text:p text:style-name="P2">1451<text:tab/>Ben<text:tab/>21.77</text:p>
      <text:p text:style-name="P2">2277<text:tab/>Tuan<text:tab/>18.77</text:p>
      <text:p text:style-name="P2">cse-185001084@CCL-19:~$ cut -f1 Ch6S1F1</text:p>
      <text:p text:style-name="P2">1425</text:p>
      <text:p text:style-name="P2">4321</text:p>
      <text:p text:style-name="P2">6781</text:p>
      <text:p text:style-name="P2">1451</text:p>
      <text:p text:style-name="P2">2277</text:p>
      <text:p text:style-name="P2">cse-185001084@CCL-19:~$ cut -f2 Ch6S1F1</text:p>
      <text:p text:style-name="P2">Juan</text:p>
      <text:p text:style-name="P2">George</text:p>
      <text:p text:style-name="P2">Anna</text:p>
      <text:p text:style-name="P2">Ben</text:p>
      <text:p text:style-name="P2">Tuan</text:p>
      <text:p text:style-name="P2">cse-185001084@CCL-19:~$ cut -f2,3 Ch6S1F1</text:p>
      <text:p text:style-name="P2">Juan<text:tab/>14.25</text:p>
      <text:p text:style-name="P2">George<text:tab/>21.11</text:p>
      <text:p text:style-name="P2">Anna<text:tab/>16.77</text:p>
      <text:p text:style-name="P2">Ben<text:tab/>21.77</text:p>
      <text:p text:style-name="P2">Tuan<text:tab/>18.77</text:p>
      <text:p text:style-name="P2">cse-185001084@CCL-19:~$ cut -f3,2 Ch6S1F1</text:p>
      <text:p text:style-name="P2">Juan<text:tab/>14.25</text:p>
      <text:p text:style-name="P2">George<text:tab/>21.11</text:p>
      <text:p text:style-name="P2">Anna<text:tab/>16.77</text:p>
      <text:p text:style-name="P2">Ben<text:tab/>21.77</text:p>
      <text:p text:style-name="P2">Tuan<text:tab/>18.77</text:p>
      <text:p text:style-name="P2">cse-185001084@CCL-19:~$ rm Ch6S1F1;mv Ch6S1F2 Ch6S1F1</text:p>
      <text:p text:style-name="P2">cse-185001084@CCL-19:~$ more Ch6S1F1 </text:p>
      <text:p text:style-name="P2">1425<text:tab/>Juan<text:tab/>14.25</text:p>
      <text:p text:style-name="P2">1451<text:tab/>Ben<text:tab/>21.77</text:p>
      <text:p text:style-name="P2">2277<text:tab/>Tuan<text:tab/>18.77</text:p>
      <text:p text:style-name="P2">4321<text:tab/>George<text:tab/>21.11</text:p>
      <text:p text:style-name="P2">6781<text:tab/>Anna<text:tab/>16.77</text:p>
      <text:p text:style-name="P2">cse-185001084@CCL-19:~$ (cut -f1 Ch6S1F1 &amp;&amp; cut -f3 Ch6S1F1 &amp;&amp; cut -f2 Ch6S1F1 )&gt;file</text:p>
      <text:p text:style-name="P2">cse-185001084@CCL-19:~$ cat file</text:p>
      <text:p text:style-name="P2">1425</text:p>
      <text:p text:style-name="P2">1451</text:p>
      <text:p text:style-name="P2">2277</text:p>
      <text:p text:style-name="P2">4321</text:p>
      <text:p text:style-name="P2">6781</text:p>
      <text:p text:style-name="P2">14.25</text:p>
      <text:p text:style-name="P2">21.77</text:p>
      <text:p text:style-name="P2">18.77</text:p>
      <text:p text:style-name="P2">21.11</text:p>
      <text:p text:style-name="P2"><text:soft-page-break/>16.77</text:p>
      <text:p text:style-name="P2">Juan</text:p>
      <text:p text:style-name="P2">Ben</text:p>
      <text:p text:style-name="P2">Tuan</text:p>
      <text:p text:style-name="P2">George</text:p>
      <text:p text:style-name="P2">Anna</text:p>
      <text:p text:style-name="P2">cse-185001084@CCL-19:~$ paste &lt;(cut -f1 test1.txt) &lt;(cut -f3 test1.txt) &lt;(cut -f2 test1.txt) </text:p>
      <text:p text:style-name="P2">cut: test1.txt: No such file or directory</text:p>
      <text:p text:style-name="P2">cut: test1.txt: No such file or directory</text:p>
      <text:p text:style-name="P2">cut: test1.txt: No such file or directory</text:p>
      <text:p text:style-name="P2">cse-185001084@CCL-19:~$ paste &lt;(cut -f1 Ch6S1F1) &lt;(cut -f3 Ch6S1F1) &lt;(cut -f2 Ch6S1F1) </text:p>
      <text:p text:style-name="P2">1425<text:tab/>14.25<text:tab/>Juan</text:p>
      <text:p text:style-name="P2">1451<text:tab/>21.77<text:tab/>Ben</text:p>
      <text:p text:style-name="P2">2277<text:tab/>18.77<text:tab/>Tuan</text:p>
      <text:p text:style-name="P2">4321<text:tab/>21.11<text:tab/>George</text:p>
      <text:p text:style-name="P2">6781<text:tab/>16.77<text:tab/>Anna</text:p>
      <text:p text:style-name="P2">cse-185001084@CCL-19:~$ paste &lt;(cut -f1 Ch6S1F1) &lt;(cut -f3 Ch6S1F1) &lt;(cut -f2 Ch6S1F1) | cat file</text:p>
      <text:p text:style-name="P2">1425</text:p>
      <text:p text:style-name="P2">1451</text:p>
      <text:p text:style-name="P2">2277</text:p>
      <text:p text:style-name="P2">4321</text:p>
      <text:p text:style-name="P2">6781</text:p>
      <text:p text:style-name="P2">14.25</text:p>
      <text:p text:style-name="P2">21.77</text:p>
      <text:p text:style-name="P2">18.77</text:p>
      <text:p text:style-name="P2">21.11</text:p>
      <text:p text:style-name="P2">16.77</text:p>
      <text:p text:style-name="P2">Juan</text:p>
      <text:p text:style-name="P2">Ben</text:p>
      <text:p text:style-name="P2">Tuan</text:p>
      <text:p text:style-name="P2">George</text:p>
      <text:p text:style-name="P2">Anna</text:p>
      <text:p text:style-name="P2">cse-185001084@CCL-19:~$ cat file</text:p>
      <text:p text:style-name="P2">1425</text:p>
      <text:p text:style-name="P2">1451</text:p>
      <text:p text:style-name="P2">2277</text:p>
      <text:p text:style-name="P2">4321</text:p>
      <text:p text:style-name="P2">6781</text:p>
      <text:p text:style-name="P2">14.25</text:p>
      <text:p text:style-name="P2">21.77</text:p>
      <text:p text:style-name="P2">18.77</text:p>
      <text:p text:style-name="P2">21.11</text:p>
      <text:p text:style-name="P2">16.77</text:p>
      <text:p text:style-name="P2">Juan</text:p>
      <text:p text:style-name="P2">Ben</text:p>
      <text:p text:style-name="P2">Tuan</text:p>
      <text:p text:style-name="P2">George</text:p>
      <text:p text:style-name="P2">Anna</text:p>
      <text:p text:style-name="P2">cse-185001084@CCL-19:~$ paste &lt;(cut -f1 Ch6S1F1) &lt;(cut -f3 Ch6S1F1) &lt;(cut -f2 Ch6S1F1) &gt; cat file</text:p>
      <text:p text:style-name="P2">cse-185001084@CCL-19:~$ cat file</text:p>
      <text:p text:style-name="P2"><text:soft-page-break/>1425</text:p>
      <text:p text:style-name="P2">1451</text:p>
      <text:p text:style-name="P2">2277</text:p>
      <text:p text:style-name="P2">4321</text:p>
      <text:p text:style-name="P2">6781</text:p>
      <text:p text:style-name="P2">14.25</text:p>
      <text:p text:style-name="P2">21.77</text:p>
      <text:p text:style-name="P2">18.77</text:p>
      <text:p text:style-name="P2">21.11</text:p>
      <text:p text:style-name="P2">16.77</text:p>
      <text:p text:style-name="P2">Juan</text:p>
      <text:p text:style-name="P2">Ben</text:p>
      <text:p text:style-name="P2">Tuan</text:p>
      <text:p text:style-name="P2">George</text:p>
      <text:p text:style-name="P2">Anna</text:p>
      <text:p text:style-name="P2">cse-185001084@CCL-19:~$ paste &lt;(cut -f1 Ch6S1F1) &lt;(cut -f3 Ch6S1F1) &lt;(cut -f2 Ch6S1F1) <text:s/>file</text:p>
      <text:p text:style-name="P2">1425<text:tab/>14.25<text:tab/>Juan<text:tab/>1425</text:p>
      <text:p text:style-name="P2">1451<text:tab/>21.77<text:tab/>Ben<text:tab/>1451</text:p>
      <text:p text:style-name="P2">2277<text:tab/>18.77<text:tab/>Tuan<text:tab/>2277</text:p>
      <text:p text:style-name="P2">4321<text:tab/>21.11<text:tab/>George<text:tab/>4321</text:p>
      <text:p text:style-name="P2">6781<text:tab/>16.77<text:tab/>Anna<text:tab/>6781</text:p>
      <text:p text:style-name="P2"><text:tab/><text:tab/><text:tab/>14.25</text:p>
      <text:p text:style-name="P2"><text:tab/><text:tab/><text:tab/>21.77</text:p>
      <text:p text:style-name="P2"><text:tab/><text:tab/><text:tab/>18.77</text:p>
      <text:p text:style-name="P2"><text:tab/><text:tab/><text:tab/>21.11</text:p>
      <text:p text:style-name="P2"><text:tab/><text:tab/><text:tab/>16.77</text:p>
      <text:p text:style-name="P2"><text:tab/><text:tab/><text:tab/>Juan</text:p>
      <text:p text:style-name="P2"><text:tab/><text:tab/><text:tab/>Ben</text:p>
      <text:p text:style-name="P2"><text:tab/><text:tab/><text:tab/>Tuan</text:p>
      <text:p text:style-name="P2"><text:tab/><text:tab/><text:tab/>George</text:p>
      <text:p text:style-name="P2"><text:tab/><text:tab/><text:tab/>Anna</text:p>
      <text:p text:style-name="P2">cse-185001084@CCL-19:~$ paste &lt;(cut -f1 Ch6S1F1) &lt;(cut -f3 Ch6S1F1) &lt;(cut -f2 Ch6S1F1) file</text:p>
      <text:p text:style-name="P2">1425<text:tab/>14.25<text:tab/>Juan<text:tab/>1425</text:p>
      <text:p text:style-name="P2">1451<text:tab/>21.77<text:tab/>Ben<text:tab/>1451</text:p>
      <text:p text:style-name="P2">2277<text:tab/>18.77<text:tab/>Tuan<text:tab/>2277</text:p>
      <text:p text:style-name="P2">4321<text:tab/>21.11<text:tab/>George<text:tab/>4321</text:p>
      <text:p text:style-name="P2">6781<text:tab/>16.77<text:tab/>Anna<text:tab/>6781</text:p>
      <text:p text:style-name="P2"><text:tab/><text:tab/><text:tab/>14.25</text:p>
      <text:p text:style-name="P2"><text:tab/><text:tab/><text:tab/>21.77</text:p>
      <text:p text:style-name="P2"><text:tab/><text:tab/><text:tab/>18.77</text:p>
      <text:p text:style-name="P2"><text:tab/><text:tab/><text:tab/>21.11</text:p>
      <text:p text:style-name="P2"><text:tab/><text:tab/><text:tab/>16.77</text:p>
      <text:p text:style-name="P2"><text:tab/><text:tab/><text:tab/>Juan</text:p>
      <text:p text:style-name="P2"><text:tab/><text:tab/><text:tab/>Ben</text:p>
      <text:p text:style-name="P2"><text:tab/><text:tab/><text:tab/>Tuan</text:p>
      <text:p text:style-name="P2"><text:tab/><text:tab/><text:tab/>George</text:p>
      <text:p text:style-name="P2"><text:tab/><text:tab/><text:tab/>Anna</text:p>
      <text:p text:style-name="P2">cse-185001084@CCL-19:~$ rm file</text:p>
      <text:p text:style-name="P2">cse-185001084@CCL-19:~$ paste &lt;(cut -f1 Ch6S1F1) &lt;(cut -f3 Ch6S1F1) &lt;(cut -f2 Ch6S1F1) file</text:p>
      <text:p text:style-name="P2">paste: file: No such file or directory</text:p>
      <text:p text:style-name="P2">cse-185001084@CCL-19:~$ touch file</text:p>
      <text:p text:style-name="P2"><text:soft-page-break/>cse-185001084@CCL-19:~$ paste &lt;(cut -f1 Ch6S1F1) &lt;(cut -f3 Ch6S1F1) &lt;(cut -f2 Ch6S1F1) file</text:p>
      <text:p text:style-name="P2">1425<text:tab/>14.25<text:tab/>Juan<text:tab/></text:p>
      <text:p text:style-name="P2">1451<text:tab/>21.77<text:tab/>Ben<text:tab/></text:p>
      <text:p text:style-name="P2">2277<text:tab/>18.77<text:tab/>Tuan<text:tab/></text:p>
      <text:p text:style-name="P2">4321<text:tab/>21.11<text:tab/>George<text:tab/></text:p>
      <text:p text:style-name="P2">6781<text:tab/>16.77<text:tab/>Anna<text:tab/></text:p>
      <text:p text:style-name="P2">cse-185001084@CCL-19:~$ cat file</text:p>
      <text:p text:style-name="P2">cse-185001084@CCL-19:~$ paste &lt;(cut -f1 Ch6S1F1) &lt;(cut -f3 Ch6S1F1) &lt;(cut -f2 Ch6S1F1) &gt; file</text:p>
      <text:p text:style-name="P2">cse-185001084@CCL-19:~$ cat file</text:p>
      <text:p text:style-name="P2">1425<text:tab/>14.25<text:tab/>Juan</text:p>
      <text:p text:style-name="P2">1451<text:tab/>21.77<text:tab/>Ben</text:p>
      <text:p text:style-name="P2">2277<text:tab/>18.77<text:tab/>Tuan</text:p>
      <text:p text:style-name="P2">4321<text:tab/>21.11<text:tab/>George</text:p>
      <text:p text:style-name="P2">6781<text:tab/>16.77<text:tab/>Anna</text:p>
      <text:p text:style-name="P2">cse-185001084@CCL-19:~$ echo **************************</text:p>
      <text:p text:style-name="P2">another-poem.txt assignment backups business cat Ch6S1F1 Desktop Documents Downloads examples.desktop file file1 file2 file3 file3.bak file4 file5 letters Music myname newpoem.txt Pictures poem.txt pr Public reports Templates typescript Videos</text:p>
      <text:p text:style-name="P2">cse-185001084@CCL-19:~$ echo "**************************"</text:p>
      <text:p text:style-name="P2">**************************</text:p>
      <text:p text:style-name="P2">cse-185001084@CCL-19:~$ tail &gt; Ch6S2F1 </text:p>
      <text:p text:style-name="P2">PASSES ALL DATA FROM INPUT TO OUTPUT</text:p>
      <text:p text:style-name="P2">PASSES ONLY SPECIFIED COLUMNS</text:p>
      <text:p text:style-name="P2">PASSES NUMBER OF SPECIFIED LINES AT BEGINNING</text:p>
      <text:p text:style-name="P2">COMBINES COLUMNS</text:p>
      <text:p text:style-name="P2">ARRANGES DATA IN SEQUENCE</text:p>
      <text:p text:style-name="P2">PASSES NUMBER OF SPECIFIED LINES AT THE END OF DATA</text:p>
      <text:p text:style-name="P2">TRANSLATES ONE OR MORE CHARACTERS</text:p>
      <text:p text:style-name="P2">DELETES DUPLICATE LINES</text:p>
      <text:p text:style-name="P2">COUNTS CHARACTERS} WORDS, OR’LINES</text:p>
      <text:p text:style-name="P2">ABCDEFGHIJKLMNOPQRSTUVWXYZ</text:p>
      <text:p text:style-name="P2">^C</text:p>
      <text:p text:style-name="P2">cse-185001084@CCL-19:~$ cat Ch6S2F1 </text:p>
      <text:p text:style-name="P2">cse-185001084@CCL-19:~$ tail Ch6S2F1 </text:p>
      <text:p text:style-name="P2">cse-185001084@CCL-19:~$ tail &gt; Ch6S2F1&lt;&lt;EOF </text:p>
      <text:p text:style-name="P2">&gt; PASSES ALL DATA FROM INPUT TO OUTPUT</text:p>
      <text:p text:style-name="P2">&gt; PASSES ONLY SPECIFIED COLUMNS</text:p>
      <text:p text:style-name="P2">&gt; PASSES NUMBER OF SPECIFIED LINES AT BEGINNING</text:p>
      <text:p text:style-name="P2">&gt; COMBINES COLUMNS</text:p>
      <text:p text:style-name="P2">&gt; ARRANGES DATA IN SEQUENCE</text:p>
      <text:p text:style-name="P2">&gt; PASSES NUMBER OF SPECIFIED LINES AT THE END OF DATA</text:p>
      <text:p text:style-name="P2">&gt; TRANSLATES ONE OR MORE CHARACTERS</text:p>
      <text:p text:style-name="P2">&gt; DELETES DUPLICATE LINES</text:p>
      <text:p text:style-name="P2">&gt; COUNTS CHARACTERS} WORDS, OR’LINES</text:p>
      <text:p text:style-name="P2">&gt; ABCDEFGHIJKLMNOPQRSTUVWXYZ</text:p>
      <text:p text:style-name="P2">&gt; EOF</text:p>
      <text:p text:style-name="P2">cse-185001084@CCL-19:~$ tail Ch6S2F1 </text:p>
      <text:p text:style-name="P2">PASSES ALL DATA FROM INPUT TO OUTPUT</text:p>
      <text:p text:style-name="P2">PASSES ONLY SPECIFIED COLUMNS</text:p>
      <text:p text:style-name="P2">PASSES NUMBER OF SPECIFIED LINES AT BEGINNING</text:p>
      <text:p text:style-name="P2">COMBINES COLUMNS</text:p>
      <text:p text:style-name="P2"><text:soft-page-break/>ARRANGES DATA IN SEQUENCE</text:p>
      <text:p text:style-name="P2">PASSES NUMBER OF SPECIFIED LINES AT THE END OF DATA</text:p>
      <text:p text:style-name="P2">TRANSLATES ONE OR MORE CHARACTERS</text:p>
      <text:p text:style-name="P2">DELETES DUPLICATE LINES</text:p>
      <text:p text:style-name="P2">COUNTS CHARACTERS} WORDS, OR’LINES</text:p>
      <text:p text:style-name="P2">ABCDEFGHIJKLMNOPQRSTUVWXYZ</text:p>
      <text:p text:style-name="P2">cse-185001084@CCL-19:~$ head -r Ch6S2F1 </text:p>
      <text:p text:style-name="P2">head: invalid option -- 'r'</text:p>
      <text:p text:style-name="P2">Try 'head --help' for more information.</text:p>
      <text:p text:style-name="P2">cse-185001084@CCL-19:~$ man head</text:p>
      <text:p text:style-name="P2">cse-185001084@CCL-19:~$ tail -r Ch6S2F1 </text:p>
      <text:p text:style-name="P2">tail: invalid option -- 'r'</text:p>
      <text:p text:style-name="P2">Try 'tail --help' for more information.</text:p>
      <text:p text:style-name="P2">cse-185001084@CCL-19:~$ tac Ch6S2F1 </text:p>
      <text:p text:style-name="P2">ABCDEFGHIJKLMNOPQRSTUVWXYZ</text:p>
      <text:p text:style-name="P2">COUNTS CHARACTERS} WORDS, OR’LINES</text:p>
      <text:p text:style-name="P2">DELETES DUPLICATE LINES</text:p>
      <text:p text:style-name="P2">TRANSLATES ONE OR MORE CHARACTERS</text:p>
      <text:p text:style-name="P2">PASSES NUMBER OF SPECIFIED LINES AT THE END OF DATA</text:p>
      <text:p text:style-name="P2">ARRANGES DATA IN SEQUENCE</text:p>
      <text:p text:style-name="P2">COMBINES COLUMNS</text:p>
      <text:p text:style-name="P2">PASSES NUMBER OF SPECIFIED LINES AT BEGINNING</text:p>
      <text:p text:style-name="P2">PASSES ONLY SPECIFIED COLUMNS</text:p>
      <text:p text:style-name="P2">PASSES ALL DATA FROM INPUT TO OUTPUT</text:p>
      <text:p text:style-name="P2">cse-185001084@CCL-19:~$ tac Ch6S2F1 &gt; Ch6S2F1 </text:p>
      <text:p text:style-name="P2">cse-185001084@CCL-19:~$ cat Ch6S2F1 </text:p>
      <text:p text:style-name="P2">cse-185001084@CCL-19:~$ tail &gt; Ch6S2F1&lt;&lt;EOF </text:p>
      <text:p text:style-name="P2">PASSES ALL DATA FROM INPUT TO OUTPUT</text:p>
      <text:p text:style-name="P2">PASSES ONLY SPECIFIED COLUMNS</text:p>
      <text:p text:style-name="P2">PASSES NUMBER OF SPECIFIED LINES AT BEGINNING</text:p>
      <text:p text:style-name="P2">COMBINES COLUMNS</text:p>
      <text:p text:style-name="P2">ARRANGES DATA IN SEQUENCE</text:p>
      <text:p text:style-name="P2">PASSES NUMBER OF SPECIFIED LINES AT THE END OF DATA</text:p>
      <text:p text:style-name="P2">TRANSLATES ONE OR MORE CHARACTERS</text:p>
      <text:p text:style-name="P2">DELETES DUPLICATE LINES</text:p>
      <text:p text:style-name="P2">COUNTS CHARACTERS} WORDS, OR’LINES</text:p>
      <text:p text:style-name="P2">ABCDEFGHIJKLMNOPQRSTUVWXYZ</text:p>
      <text:p text:style-name="P2">EOF</text:p>
      <text:p text:style-name="P2">cse-185001084@CCL-19:~$ tac Ch6S2F1 | file</text:p>
      <text:p text:style-name="P2">Usage: file [-bcEhikLlNnprsvzZ0] [--apple] [--extension] [--mime-encoding] [--mime-type]</text:p>
      <text:p text:style-name="P2"><text:s text:c="12"/>[-e testname] [-F separator] [-f namefile] [-m magicfiles] file ...</text:p>
      <text:p text:style-name="P2"><text:s text:c="7"/>file -C [-m magicfiles]</text:p>
      <text:p text:style-name="P2"><text:s text:c="7"/>file [--help]</text:p>
      <text:p text:style-name="P2">cse-185001084@CCL-19:~$ touch file</text:p>
      <text:p text:style-name="P2">cse-185001084@CCL-19:~$ tac Ch6S2F1 | file</text:p>
      <text:p text:style-name="P2">Usage: file [-bcEhikLlNnprsvzZ0] [--apple] [--extension] [--mime-encoding] [--mime-type]</text:p>
      <text:p text:style-name="P2"><text:s text:c="12"/>[-e testname] [-F separator] [-f namefile] [-m magicfiles] file ...</text:p>
      <text:p text:style-name="P2"><text:s text:c="7"/>file -C [-m magicfiles]</text:p>
      <text:p text:style-name="P2"><text:s text:c="7"/>file [--help]</text:p>
      <text:p text:style-name="P2">cse-185001084@CCL-19:~$ tac Ch6S2F1 &gt; file</text:p>
      <text:p text:style-name="P2">cse-185001084@CCL-19:~$ cat file</text:p>
      <text:p text:style-name="P2">ABCDEFGHIJKLMNOPQRSTUVWXYZ</text:p>
      <text:p text:style-name="P2"><text:soft-page-break/>COUNTS CHARACTERS} WORDS, OR’LINES</text:p>
      <text:p text:style-name="P2">DELETES DUPLICATE LINES</text:p>
      <text:p text:style-name="P2">TRANSLATES ONE OR MORE CHARACTERS</text:p>
      <text:p text:style-name="P2">PASSES NUMBER OF SPECIFIED LINES AT THE END OF DATA</text:p>
      <text:p text:style-name="P2">ARRANGES DATA IN SEQUENCE</text:p>
      <text:p text:style-name="P2">COMBINES COLUMNS</text:p>
      <text:p text:style-name="P2">PASSES NUMBER OF SPECIFIED LINES AT BEGINNING</text:p>
      <text:p text:style-name="P2">PASSES ONLY SPECIFIED COLUMNS</text:p>
      <text:p text:style-name="P2">PASSES ALL DATA FROM INPUT TO OUTPUT</text:p>
      <text:p text:style-name="P2">cse-185001084@CCL-19:~$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8:50:41.517527378</meta:creation-date>
    <dc:date>2019-08-06T20:14:22.630808163</dc:date>
    <meta:editing-duration>PT1H23M4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7" meta:paragraph-count="310" meta:word-count="1129" meta:character-count="7775" meta:non-whitespace-character-count="6825"/>
  </office:meta>
</office:document-meta>
</file>